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true" fo:min-height="10.43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7" style:family="graphic" style:parent-style-name="standard">
      <style:graphic-properties svg:stroke-color="#808080" draw:marker-end="Arrow" draw:textarea-vertical-align="middle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1.603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1.413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1.603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1.413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808080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line-height="100%" fo:text-align="start"/>
    </style:style>
    <style:style style:name="P9" style:family="paragraph">
      <style:paragraph-properties fo:line-height="100%" fo:text-align="start"/>
      <style:text-properties fo:color="#808080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8pt" fo:letter-spacing="0.035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ff" style:text-outline="false" style:text-line-through-style="none" style:text-line-through-type="none" style:font-name="Arial" fo:font-size="8pt" fo:letter-spacing="0.035cm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8pt" fo:letter-spacing="0.035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ff" style:text-outline="false" style:text-line-through-style="none" style:text-line-through-type="none" style:font-name="Arial" fo:font-size="8pt" fo:letter-spacing="0.035cm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ystem box">
          <svg:title>system box</svg:title>
          <svg:desc>System box : Container System, Layer, Panel, black/white box, Windows mockup
-&gt; From UML System symbol (Use case diagram)</svg:desc>
          <draw:custom-shape draw:style-name="gr1" draw:text-style-name="P2" draw:layer="layout" svg:width="22.479cm" svg:height="0.508cm" svg:x="3.614cm" svg:y="4.81cm">
            <text:p text:style-name="P1"><text:span text:style-name="T1">Parametric System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2.479cm" svg:height="10.541cm" svg:x="3.614cm" svg:y="5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rect draw:style-name="gr3" draw:text-style-name="P4" draw:layer="layout" svg:width="27.7cm" svg:height="0.762cm" svg:x="1cm" svg:y="1.027cm">
          <text:p text:style-name="P1"><text:span text:style-name="T2">PARAMETRIC CONTROL DIAGRAM</text:span></text:p>
        </draw:rect>
        <draw:rect draw:style-name="gr4" draw:text-style-name="P5" draw:layer="layout" svg:width="27.7cm" svg:height="0.735cm" svg:x="1cm" svg:y="1.789cm">
          <text:p text:style-name="P1"><text:span text:style-name="T3">Objective : </text:span><text:span text:style-name="T4">Define parametric constraints with formulas <text:s/>- </text:span><text:span text:style-name="T3">Example <text:s/>:</text:span><text:span text:style-name="T4"> Calculate force based on variation of mass and acceleration</text:span></text:p>
        </draw:rect>
        <draw:custom-shape draw:name="port2" draw:style-name="gr5" draw:text-style-name="P7" xml:id="id3" draw:id="id3" draw:layer="layout" svg:width="2.757cm" svg:height="0.763cm" svg:x="2.016cm" svg:y="8.695cm">
          <svg:title>port2</svg:title>
          <svg:desc>port (input and output)</svg:desc>
          <text:p text:style-name="P6"><text:span text:style-name="T5">Acceleration a : 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5" draw:text-style-name="P7" xml:id="id1" draw:id="id1" draw:layer="layout" svg:width="2.757cm" svg:height="0.433cm" svg:x="2.054cm" svg:y="7.096cm">
          <svg:title>port2</svg:title>
          <svg:desc>port (input and output)</svg:desc>
          <text:p text:style-name="P6"><text:span text:style-name="T5">Mass m :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1.905cm" svg:height="0.581cm" svg:x="4.884cm" svg:y="9.055cm">
          <draw:text-box>
            <text:p text:style-name="P8"><text:span text:style-name="T5">0 .. 10</text:span></text:p>
          </draw:text-box>
        </draw:frame>
        <draw:frame draw:style-name="gr6" draw:text-style-name="P9" draw:layer="layout" svg:width="1.524cm" svg:height="0.581cm" svg:x="4.884cm" svg:y="7.35cm">
          <draw:text-box>
            <text:p text:style-name="P8"><text:span text:style-name="T5">0 .. 100</text:span></text:p>
          </draw:text-box>
        </draw:frame>
        <draw:connector draw:name="connector" draw:style-name="gr7" draw:text-style-name="P10" draw:layer="layout" svg:x1="4.811cm" svg:y1="7.312cm" svg:x2="9.738cm" svg:y2="7.199cm" draw:start-shape="id1" draw:start-glue-point="1" draw:end-shape="id2" draw:end-glue-point="3" svg:d="M4811 7312h2463v-113h2464" svg:viewBox="0 0 4928 11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7" draw:text-style-name="P10" draw:layer="layout" svg:x1="4.773cm" svg:y1="9.076cm" svg:x2="9.764cm" svg:y2="7.954cm" draw:start-shape="id3" draw:start-glue-point="1" draw:end-shape="id4" draw:end-glue-point="3" svg:d="M4773 9076h2495v-1122h2496" svg:viewBox="0 0 4992 112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ustom-shape draw:name="port2" draw:style-name="gr5" draw:text-style-name="P7" xml:id="id8" draw:id="id8" draw:layer="layout" svg:width="2.757cm" svg:height="0.433cm" svg:x="24.95cm" svg:y="7.096cm">
          <svg:title>port2</svg:title>
          <svg:desc>port (input and output)</svg:desc>
          <text:p text:style-name="P6"><text:span text:style-name="T5">Force f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1.27cm" svg:height="0.581cm" svg:x="23.68cm" svg:y="7.404cm">
          <draw:text-box>
            <text:p text:style-name="P8"><text:span text:style-name="T5">0 .. 1</text:span></text:p>
          </draw:text-box>
        </draw:frame>
        <draw:connector draw:name="connector" draw:style-name="gr7" draw:text-style-name="P10" draw:layer="layout" svg:x1="14.155cm" svg:y1="7.527cm" svg:x2="15.866cm" svg:y2="12.063cm" draw:start-shape="id5" draw:start-glue-point="1" draw:end-shape="id6" draw:end-glue-point="3" svg:d="M14155 7527h855v4536h856" svg:viewBox="0 0 1712 453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7" draw:text-style-name="P10" draw:layer="layout" svg:x1="21.394cm" svg:y1="12.392cm" svg:x2="24.95cm" svg:y2="7.312cm" draw:start-shape="id7" draw:start-glue-point="1" draw:end-shape="id8" draw:end-glue-point="3" svg:d="M21394 12392h1777v-5080h1779" svg:viewBox="0 0 3557 508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ustom-shape draw:name="port2" draw:style-name="gr5" draw:text-style-name="P7" xml:id="id9" draw:id="id9" draw:layer="layout" svg:width="2.757cm" svg:height="0.433cm" svg:x="2.016cm" svg:y="12.049cm">
          <svg:title>port2</svg:title>
          <svg:desc>port (input and output)</svg:desc>
          <text:p text:style-name="P6"><text:span text:style-name="T5">Mass m2 : k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name="connector" draw:style-name="gr7" draw:text-style-name="P10" draw:layer="layout" svg:x1="4.773cm" svg:y1="12.265cm" svg:x2="15.792cm" svg:y2="12.818cm" draw:start-shape="id9" draw:start-glue-point="1" draw:end-shape="id10" draw:end-glue-point="3" svg:d="M4773 12265h5509v553h5510" svg:viewBox="0 0 11020 55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frame draw:style-name="gr6" draw:text-style-name="P9" draw:layer="layout" svg:width="1.27cm" svg:height="0.581cm" svg:x="14.282cm" svg:y="6.896cm">
          <draw:text-box>
            <text:p text:style-name="P8"><text:span text:style-name="T5">0 .. 1</text:span></text:p>
          </draw:text-box>
        </draw:frame>
        <draw:frame draw:style-name="gr6" draw:text-style-name="P9" draw:layer="layout" svg:width="1.905cm" svg:height="0.581cm" svg:x="4.884cm" svg:y="12.357cm">
          <draw:text-box>
            <text:p text:style-name="P8"><text:span text:style-name="T5">100</text:span></text:p>
          </draw:text-box>
        </draw:frame>
        <draw:g draw:name="parametric-component">
          <svg:title>parametric-component</svg:title>
          <svg:desc>- With formulas
- With parameters, types and options</svg:desc>
          <draw:custom-shape draw:style-name="gr8" draw:text-style-name="P2" draw:layer="layout" svg:width="3.783cm" svg:height="0.508cm" svg:x="10.045cm" svg:y="6.334cm">
            <text:p text:style-name="P1"><text:span text:style-name="T1">Component 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3.783cm" svg:height="1.705cm" svg:x="10.045cm" svg:y="8.366cm">
            <text:p text:style-name="P1"><text:span text:style-name="T6">Parameters</text:span></text:p>
            <text:p text:style-name="P1"><text:span text:style-name="T7">Force f : Newton</text:span></text:p>
            <text:p text:style-name="P1"><text:span text:style-name="T7">Mass m : kg</text:span></text:p>
            <text:p text:style-name="P1"><text:span text:style-name="T7">Acceleration a: m/s^2</text:span></text:p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783cm" svg:height="1.515cm" svg:x="10.045cm" svg:y="6.851cm">
            <text:p text:style-name="P1"><text:span text:style-name="T6">Constraints</text:span></text:p>
            <text:p text:style-name="P1"><text:span text:style-name="T7"/></text:p>
            <text:p text:style-name="P1"><text:span text:style-name="T8">f1 = m * a</text:span></text:p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port2" draw:style-name="gr11" draw:text-style-name="P13" xml:id="id2" draw:id="id2" draw:layer="layout" svg:width="0.634cm" svg:height="0.433cm" svg:x="9.738cm" svg:y="6.983cm">
          <svg:title>port2</svg:title>
          <svg:desc>port (input and output)</svg:desc>
          <text:p text:style-name="P1"><text:span text:style-name="T9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12" draw:text-style-name="P13" xml:id="id5" draw:id="id5" draw:layer="layout" svg:width="0.635cm" svg:height="0.433cm" svg:x="13.52cm" svg:y="7.311cm">
          <svg:title>port2</svg:title>
          <svg:desc>port (input and output)</svg:desc>
          <text:p text:style-name="P1"><text:span text:style-name="T9">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13" draw:text-style-name="P13" xml:id="id4" draw:id="id4" draw:layer="layout" svg:width="0.608cm" svg:height="0.433cm" svg:x="9.764cm" svg:y="7.738cm">
          <svg:title>port2</svg:title>
          <svg:desc>port (input and output)</svg:desc>
          <text:p text:style-name="P1"><text:span text:style-name="T9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parametric-component">
          <svg:title>parametric-component</svg:title>
          <svg:desc>- With formulas
- With parameters, types and options</svg:desc>
          <draw:custom-shape draw:style-name="gr14" draw:text-style-name="P2" draw:layer="layout" svg:width="4.84cm" svg:height="0.508cm" svg:x="16.173cm" svg:y="11.198cm">
            <text:p text:style-name="P1"><text:span text:style-name="T10">Component 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layout" svg:width="4.84cm" svg:height="1.705cm" svg:x="16.173cm" svg:y="13.23cm">
            <text:p text:style-name="P1"><text:span text:style-name="T11">Parameters</text:span></text:p>
            <text:p text:style-name="P1"><text:span text:style-name="T12">Force f2 : Newton</text:span></text:p>
            <text:p text:style-name="P1"><text:span text:style-name="T12">Mass m2 : kg</text:span></text:p>
            <text:p text:style-name="P1"><text:span text:style-name="T12">Acceleration a2: m/s^2 = 50</text:span></text:p>
            <text:p text:style-name="P1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4.84cm" svg:height="1.515cm" svg:x="16.173cm" svg:y="11.715cm">
            <text:p text:style-name="P1"><text:span text:style-name="T11">Constraints</text:span></text:p>
            <text:p text:style-name="P1"><text:span text:style-name="T12"/></text:p>
            <text:p text:style-name="P1"><text:span text:style-name="T13">f2 = (m2 * a2) + f1</text:span></text:p>
            <text:p text:style-name="P1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port2" draw:style-name="gr17" draw:text-style-name="P13" xml:id="id6" draw:id="id6" draw:layer="layout" svg:width="0.634cm" svg:height="0.433cm" svg:x="15.866cm" svg:y="11.847cm">
          <svg:title>port2</svg:title>
          <svg:desc>port (input and output)</svg:desc>
          <text:p text:style-name="P1"><text:span text:style-name="T14">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18" draw:text-style-name="P13" xml:id="id7" draw:id="id7" draw:layer="layout" svg:width="0.635cm" svg:height="0.433cm" svg:x="20.759cm" svg:y="12.176cm">
          <svg:title>port2</svg:title>
          <svg:desc>port (input and output)</svg:desc>
          <text:p text:style-name="P1"><text:span text:style-name="T14">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19" draw:text-style-name="P13" xml:id="id10" draw:id="id10" draw:layer="layout" svg:width="0.676cm" svg:height="0.433cm" svg:x="15.792cm" svg:y="12.602cm">
          <svg:title>port2</svg:title>
          <svg:desc>port (input and output)</svg:desc>
          <text:p text:style-name="P1"><text:span text:style-name="T14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Clear and clean logo">
          <svg:title>Clear and Sane logo</svg:title>
          <svg:desc>logotype</svg:desc>
          <draw:custom-shape draw:style-name="gr20" draw:text-style-name="P14" draw:layer="layout" svg:width="1.524cm" svg:height="0.786cm" svg:x="2.986cm" svg:y="0.994cm">
            <text:p text:style-name="P1"><text:span text:style-name="T1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1.524cm" svg:height="0.786cm" svg:x="2.986cm" svg:y="1.756cm">
            <text:p text:style-name="P1"><text:span text:style-name="T1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6" draw:layer="layout" svg:width="0.356cm" svg:height="0.356cm" svg:x="3.57cm" svg:y="1.59cm">
            <text:p text:style-name="P1"><text:span text:style-name="T1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8" draw:layer="layout" svg:width="2.047cm" svg:height="0.607cm" svg:x="2.76cm" svg:y="2.458cm">
            <draw:text-box>
              <text:p text:style-name="P17"><text:span text:style-name="T18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3:51:23.353000000</dc:date>
    <meta:editing-duration>PT5H17M57S</meta:editing-duration>
    <meta:editing-cycles>47</meta:editing-cycles>
    <meta:generator>LibreOffice/4.2.7.2$Windows_x86 LibreOffice_project/933c0aa564ec4f8883ed5732c866db48dca4dac5</meta:generator>
    <meta:document-statistic meta:object-count="38"/>
  </office:meta>
</office:document-meta>
</file>